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</text:p>
      <text:p text:style-name="Standard">La información completa para que tenga a mano:<text:line-break/><text:line-break/>Tenemos una Licencia FREE para 100 clientes que puede empezar usando para probar todo.<text:line-break/><text:line-break/>El hardware requerido mínimo es: <text:line-break/>Procesador: 64 bits Marca Intel i3, i5 o i7<text:line-break/>RAM: 8GB a 16GB<text:line-break/>Discos: 1 HD para sistema de 500GB y 2 HD de 1TB para Supercache. Los discos de la mejor marca y modelo posible.<text:line-break/>Red: 2 placas marca Intel o Broadcom<text:line-break/><text:line-break/>El link de descarga es: <text:a xlink:type="simple" xlink:href="http://wispro.co/system/i64_installers/135/original/wispro_3.7.26.iso?2016" office:target-frame-name="_blank" xlink:show="new" text:style-name="Internet_20_link" text:visited-style-name="Visited_20_Internet_20_Link">http://wispro.co/system/i64_installers/135/original/wispro_3.7.26.iso?2016</text:a><text:line-break/><text:line-break/>La guía de instalación es <text:a xlink:type="simple" xlink:href="http://doc.wispro.co/index.php?title=Guia_de_Instalacion_de_SequreISP" office:target-frame-name="_blank" xlink:show="new" text:style-name="Internet_20_link" text:visited-style-name="Visited_20_Internet_20_Link">http://doc.wispro.co/index.php?title=Guia_de_Instalacion_de_SequreISP</text:a><text:line-break/><text:line-break/>La guía de configuración es <text:a xlink:type="simple" xlink:href="http://doc.wispro.co/index.php?title=Guia_de_los_Primeros_Pasos" office:target-frame-name="_blank" xlink:show="new" text:style-name="Internet_20_link" text:visited-style-name="Visited_20_Internet_20_Link">http://doc.wispro.co/index.php?title=Guia_de_los_Primeros_Paso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1:42:04.037628644</meta:creation-date>
    <dc:date>2017-12-27T12:07:53.986806505</dc:date>
    <meta:editing-duration>P1DT15M39S</meta:editing-duration>
    <meta:editing-cycles>1</meta:editing-cycles>
    <meta:document-statistic meta:table-count="0" meta:image-count="0" meta:object-count="0" meta:page-count="1" meta:paragraph-count="2" meta:word-count="89" meta:character-count="673" meta:non-whitespace-character-count="580"/>
    <meta:generator>LibreOffice/5.1.6.2$Linux_X86_64 LibreOffice_project/10m0$Build-2</meta:generator>
  </office:meta>
</office:document-meta>
</file>